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6.726cm"/>
    </style:style>
    <style:style style:name="co6" style:family="table-column">
      <style:table-column-properties fo:break-before="auto" style:column-width="6.126cm"/>
    </style:style>
    <style:style style:name="co7" style:family="table-column">
      <style:table-column-properties fo:break-before="auto" style:column-width="1.062cm"/>
    </style:style>
    <style:style style:name="co8" style:family="table-column">
      <style:table-column-properties fo:break-before="auto" style:column-width="1.088cm"/>
    </style:style>
    <style:style style:name="co9" style:family="table-column">
      <style:table-column-properties fo:break-before="auto" style:column-width="4.302cm"/>
    </style:style>
    <style:style style:name="co10" style:family="table-column">
      <style:table-column-properties fo:break-before="auto" style:column-width="1.879cm"/>
    </style:style>
    <style:style style:name="co11" style:family="table-column">
      <style:table-column-properties fo:break-before="auto" style:column-width="1.034cm"/>
    </style:style>
    <style:style style:name="co12"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3.632cm" fo:break-before="auto" style:use-optimal-row-height="false"/>
    </style:style>
    <style:style style:name="ro3" style:family="table-row">
      <style:table-row-properties style:row-height="3.21cm" fo:break-before="auto" style:use-optimal-row-height="true"/>
    </style:style>
    <style:style style:name="ro4" style:family="table-row">
      <style:table-row-properties style:row-height="5.58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2.764cm" fo:break-before="auto" style:use-optimal-row-height="false"/>
    </style:style>
    <style:style style:name="ro11" style:family="table-row">
      <style:table-row-properties style:row-height="4.581cm" fo:break-before="auto" style:use-optimal-row-height="false"/>
    </style:style>
    <style:style style:name="ro12" style:family="table-row">
      <style:table-row-properties style:row-height="5.87cm" fo:break-before="auto" style:use-optimal-row-height="false"/>
    </style:style>
    <style:style style:name="ro13" style:family="table-row">
      <style:table-row-properties style:row-height="8.16cm" fo:break-before="auto" style:use-optimal-row-height="false"/>
    </style:style>
    <style:style style:name="ro14" style:family="table-row">
      <style:table-row-properties style:row-height="10.109cm" fo:break-before="auto" style:use-optimal-row-height="true"/>
    </style:style>
    <style:style style:name="ro15" style:family="table-row">
      <style:table-row-properties style:row-height="7.897cm" fo:break-before="auto" style:use-optimal-row-height="false"/>
    </style:style>
    <style:style style:name="ro16" style:family="table-row">
      <style:table-row-properties style:row-height="21.745cm" fo:break-before="auto" style:use-optimal-row-height="true"/>
    </style:style>
    <style:style style:name="ro17" style:family="table-row">
      <style:table-row-properties style:row-height="9.1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8"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3"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4"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45"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43"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56"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cm"/>
    </style:style>
    <style:style style:name="ce40"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color="#c9211e"/>
    </style:style>
    <style:style style:name="ce57" style:family="table-cell" style:parent-style-name="Default">
      <style:table-cell-properties style:text-align-source="fix" style:repeat-content="false" fo:border="0.74pt solid #000000" style:vertical-align="middle"/>
      <style:paragraph-properties fo:text-align="center" fo:margin-left="0cm"/>
    </style:style>
    <style:style style:name="ce58"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1c1c1c" style:text-align-source="fix" style:repeat-content="false" fo:wrap-option="wrap" fo:border="0.74pt solid #000000" style:vertical-align="middle"/>
      <style:paragraph-properties fo:text-align="center" fo:margin-left="0cm"/>
    </style:style>
    <style:style style:name="ce15" style:family="table-cell" style:parent-style-name="Default">
      <style:table-cell-properties fo:background-color="#000000" style:text-align-source="fix" style:repeat-content="false" fo:wrap-option="wrap" fo:border="0.74pt solid #000000" style:vertical-align="middle"/>
      <style:paragraph-properties fo:text-align="center" fo:margin-left="0cm"/>
    </style:style>
    <style:style style:name="ce1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46" style:family="table-cell" style:parent-style-name="Default">
      <style:table-cell-properties fo:background-color="#333333" style:text-align-source="fix" style:repeat-content="false" fo:wrap-option="wrap" fo:border="0.74pt solid #000000" style:vertical-align="middle"/>
      <style:paragraph-properties fo:text-align="center" fo:margin-left="0cm"/>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Liberation Serif" style:font-name-asian="Segoe UI"/>
    </style:style>
    <style:style style:name="T1" style:family="text">
      <style:text-properties fo:color="#c9211e"/>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color="#000000" fo:font-weight="bold" style:font-weight-asian="bold" style:font-weight-complex="bold"/>
    </style:style>
    <style:style style:name="T6"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0"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Metricas negociación" table:style-name="ta1" table:print-ranges="'Metricas negociación'.B18:'Metricas negociación'.B18">
        <office:forms form:automatic-focus="false" form:apply-design-mode="false"/>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default-cell-style-name="ce3"/>
        <table:table-column table:style-name="co6" table:default-cell-style-name="ce3"/>
        <table:table-column table:style-name="co7" table:default-cell-style-name="ce58"/>
        <table:table-column table:style-name="co8" table:default-cell-style-name="ce58"/>
        <table:table-column table:style-name="co9" table:default-cell-style-name="ce58"/>
        <table:table-column table:style-name="co10" table:default-cell-style-name="ce58"/>
        <table:table-column table:style-name="co7" table:default-cell-style-name="ce58"/>
        <table:table-column table:style-name="co11" table:default-cell-style-name="ce58"/>
        <table:table-column table:style-name="co12" table:number-columns-repeated="16372" table:default-cell-style-name="ce58"/>
        <table:table-row table:style-name="ro1">
          <table:table-cell table:style-name="ce17" office:value-type="string" calcext:value-type="string">
            <text:p>Data</text:p>
          </table:table-cell>
          <table:table-cell table:style-name="ce17" office:value-type="string" calcext:value-type="string">
            <text:p>Name</text:p>
          </table:table-cell>
          <table:table-cell table:style-name="ce17" office:value-type="string" calcext:value-type="string">
            <text:p>email</text:p>
          </table:table-cell>
          <table:table-cell table:style-name="ce17" office:value-type="string" calcext:value-type="string">
            <text:p>Phone</text:p>
          </table:table-cell>
          <table:table-cell table:style-name="ce1" office:value-type="string" calcext:value-type="string">
            <text:p>Surch</text:p>
          </table:table-cell>
          <table:table-cell table:style-name="ce1" office:value-type="string" calcext:value-type="string">
            <text:p>Offer</text:p>
          </table:table-cell>
          <table:table-cell table:style-name="ce1" office:value-type="string" calcext:value-type="string">
            <text:p>Yes</text:p>
          </table:table-cell>
          <table:table-cell table:style-name="ce1" office:value-type="string" calcext:value-type="string">
            <text:p>NO</text:p>
          </table:table-cell>
          <table:table-cell table:style-name="ce1" office:value-type="string" calcext:value-type="string">
            <text:p>Counter-offer</text:p>
          </table:table-cell>
          <table:table-cell table:style-name="ce1" office:value-type="string" calcext:value-type="string">
            <text:p>Medio</text:p>
          </table:table-cell>
          <table:table-cell table:style-name="ce1" office:value-type="string" calcext:value-type="string">
            <text:p>Yes</text:p>
          </table:table-cell>
          <table:table-cell table:style-name="ce1" office:value-type="string" calcext:value-type="string">
            <text:p>No</text:p>
          </table:table-cell>
          <table:table-cell table:style-name="ce1" table:number-columns-repeated="1012"/>
          <table:table-cell table:number-columns-repeated="15360"/>
        </table:table-row>
        <table:table-row table:style-name="ro2">
          <table:table-cell table:style-name="ce18" office:value-type="date" office:date-value="2022-11-16" calcext:value-type="date">
            <text:p>16/11/22</text:p>
          </table:table-cell>
          <table:table-cell table:style-name="ce17" office:value-type="string" calcext:value-type="string">
            <text:p>Amanda Meszar</text:p>
          </table:table-cell>
          <table:table-cell table:style-name="ce17" table:number-columns-repeated="2"/>
          <table:table-cell table:style-name="ce6"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2"> $</text:span>40/hour for deep cleaning. </text:p>
            <text:p>   Displacement: there is a charge of 20 dollars from 10 minutes of travel.</text:p>
            <text:p>It does not include cleaning products or vacuum cleane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3">
          <table:table-cell table:style-name="ce18" office:value-type="date" office:date-value="2022-12-13" calcext:value-type="date">
            <text:p>13/12/22</text:p>
          </table:table-cell>
          <table:table-cell table:style-name="ce17" office:value-type="string" calcext:value-type="string">
            <text:p>Marsha Bailey</text:p>
          </table:table-cell>
          <table:table-cell table:style-name="ce17" table:number-columns-repeated="2"/>
          <table:table-cell table:style-name="ce6"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6"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
          <table:table-cell table:style-name="ce18" office:value-type="date" office:date-value="2022-12-20" calcext:value-type="date">
            <text:p>20/12/22</text:p>
          </table:table-cell>
          <table:table-cell table:style-name="ce17" office:value-type="string" calcext:value-type="string">
            <text:p>Sara Kellar</text:p>
          </table:table-cell>
          <table:table-cell table:style-name="ce17" table:number-columns-repeated="2"/>
          <table:table-cell table:style-name="ce6" office:value-type="string" calcext:value-type="string">
            <text:p>What do you charge </text:p>
          </table:table-cell>
          <table:table-cell table:style-name="ce6" office:value-type="string" calcext:value-type="string">
            <text:p>30 dollars per hour </text:p>
          </table:table-cell>
          <table:table-cell table:style-name="ce3"/>
          <table:table-cell table:style-name="ce14"/>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4">
          <table:table-cell table:style-name="ce18" office:value-type="date" office:date-value="2022-12-21" calcext:value-type="date">
            <text:p>21/12/22</text:p>
          </table:table-cell>
          <table:table-cell table:style-name="ce17" office:value-type="string" calcext:value-type="string">
            <text:p>Maureen Kerr</text:p>
          </table:table-cell>
          <table:table-cell table:style-name="ce17"/>
          <table:table-cell table:style-name="ce23" office:value-type="string" calcext:value-type="string">
            <text:p>330 5026911 </text:p>
          </table:table-cell>
          <table:table-cell table:style-name="ce6"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6"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38"/>
          <table:table-cell table:style-name="ce3" table:number-columns-repeated="2"/>
          <table:table-cell table:style-name="ce3" office:value-type="string" calcext:value-type="string">
            <text:p>nextdoor</text:p>
          </table:table-cell>
          <table:table-cell table:style-name="ce3" table:number-columns-repeated="1014"/>
          <table:table-cell table:number-columns-repeated="15360"/>
        </table:table-row>
        <table:table-row table:style-name="ro5">
          <table:table-cell table:style-name="ce18" office:value-type="date" office:date-value="2023-02-01" calcext:value-type="date">
            <text:p>01/02/23</text:p>
          </table:table-cell>
          <table:table-cell table:style-name="ce17" office:value-type="string" calcext:value-type="string">
            <text:p>Jay Dillar</text:p>
          </table:table-cell>
          <table:table-cell table:style-name="ce17" table:number-columns-repeated="2"/>
          <table:table-cell table:style-name="ce6"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6" office:value-type="string" calcext:value-type="string">
            <text:p>Send me pictures. Do you want cleaning? Do you just want to organize the room?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Julie Tailor</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15"/>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4" calcext:value-type="date">
            <text:p>04/02/23</text:p>
          </table:table-cell>
          <table:table-cell table:style-name="ce17" office:value-type="string" calcext:value-type="string">
            <text:p>Sohir Roston</text:p>
          </table:table-cell>
          <table:table-cell table:style-name="ce17"/>
          <table:table-cell table:style-name="ce23" office:value-type="float" office:value="3307164009" calcext:value-type="float">
            <text:p>3307164009</text:p>
          </table:table-cell>
          <table:table-cell table:style-name="ce6" office:value-type="string" calcext:value-type="string">
            <text:p>I will work with you, I want deep cleaning, are you going to be working by yourself or someone with you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9"/>
          <table:table-cell table:style-name="ce1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7" calcext:value-type="date">
            <text:p>07/02/23</text:p>
          </table:table-cell>
          <table:table-cell table:style-name="ce17" office:value-type="string" calcext:value-type="string">
            <text:p>Valery Hurt Tamura</text:p>
          </table:table-cell>
          <table:table-cell table:style-name="ce17" table:number-columns-repeated="2"/>
          <table:table-cell office:value-type="string" calcext:value-type="string">
            <text:p>How much do you want to do deep cleaning an hour? I have my own cleaning supplies.</text:p>
            <text:p>And equipment.------------------The best I could do is 100 plus 15 dollars for gas money. This would be 5 hours of regular cleaning a week. You could work on a project for only a half hour and just leave it. I have others that can do what you say are are deep for the 20 bucks an hour I give them. I can’t try and help I have heart problems and I don’t go downstairs be cause of falling this year</text:p>
          </table:table-cell>
          <table:table-cell table:style-name="ce6" office:value-type="string" calcext:value-type="string">
            <text:p>$ 5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4" office:value-type="string" calcext:value-type="string">
            <text:p>I can offer a service starting at 200 dollars. </text:p>
          </table:table-cell>
          <table:table-cell table:style-name="ce3" office:value-type="string" calcext:value-type="string">
            <text:p>nextdoor</text:p>
          </table:table-cell>
          <table:table-cell table:style-name="ce3"/>
          <table:table-cell table:style-name="ce46"/>
          <table:table-cell table:style-name="ce3" table:number-columns-repeated="1012"/>
          <table:table-cell table:number-columns-repeated="15360"/>
        </table:table-row>
        <table:table-row table:style-name="ro6">
          <table:table-cell table:style-name="ce18" office:value-type="date" office:date-value="2023-02-05" calcext:value-type="date">
            <text:p>05/02/23</text:p>
          </table:table-cell>
          <table:table-cell table:style-name="ce17" office:value-type="string" calcext:value-type="string">
            <text:p>Roxane Brounce</text:p>
          </table:table-cell>
          <table:table-cell table:style-name="ce17" table:number-columns-repeated="2"/>
          <table:table-cell table:style-name="ce9" office:value-type="string" calcext:value-type="string">
            <text:p>What do you charge </text:p>
          </table:table-cell>
          <table:table-cell table:style-name="ce6"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12" calcext:value-type="date">
            <text:p>12/02/23</text:p>
          </table:table-cell>
          <table:table-cell table:style-name="ce17" office:value-type="string" calcext:value-type="string">
            <text:p>Jenifer Graves</text:p>
          </table:table-cell>
          <table:table-cell table:style-name="ce17"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8">
          <table:table-cell table:style-name="ce18" office:value-type="date" office:date-value="2023-02-16" calcext:value-type="date">
            <text:p>16/02/23</text:p>
          </table:table-cell>
          <table:table-cell table:style-name="ce17" office:value-type="string" calcext:value-type="string">
            <text:p>Johanna Lancaster</text:p>
          </table:table-cell>
          <table:table-cell table:style-name="ce17" table:number-columns-repeated="2"/>
          <table:table-cell table:style-name="ce4" office:value-type="string" calcext:value-type="string">
            <text:p>What’s your prices </text:p>
          </table:table-cell>
          <table:table-cell table:style-name="ce6" office:value-type="string" calcext:value-type="string">
            <text:p>Estimated minimum price: $200 (Maintenance cleaning) Displacement: $20 are charged Cleaning products and vacuum cleaner: are not included in the price.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9">
          <table:table-cell table:style-name="ce18" office:value-type="date" office:date-value="2023-02-23" calcext:value-type="date">
            <text:p>23/02/23</text:p>
          </table:table-cell>
          <table:table-cell table:style-name="ce17" office:value-type="string" calcext:value-type="string">
            <text:p>Brenda B</text:p>
          </table:table-cell>
          <table:table-cell table:style-name="ce17"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1">I am currently dealing with my son's illness. We travel to Cincinnati a lot. When things calm down, I will contact you.</text:span></text:p>
          </table:table-cell>
          <table:table-cell table:style-name="ce6"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style-name="ce3"/>
          <table:table-cell table:style-name="ce38"/>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7">
          <table:table-cell table:style-name="ce18" office:value-type="date" office:date-value="2023-02-09" calcext:value-type="date">
            <text:p>09/02/23</text:p>
          </table:table-cell>
          <table:table-cell table:style-name="ce17" office:value-type="string" calcext:value-type="string">
            <text:p>Bob Ciulei- Agente inmobiliario</text:p>
          </table:table-cell>
          <table:table-cell table:style-name="ce17"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6" office:value-type="string" calcext:value-type="string">
            <text:p>My approximate fee is $200 I also have to calculate the trip. Displacement: 20 dollars is charged from 10 minutes of displacement.</text:p>
          </table:table-cell>
          <table:table-cell table:style-name="ce3"/>
          <table:table-cell table:style-name="ce15"/>
          <table:table-cell table:style-name="ce3" office:value-type="string" calcext:value-type="string">
            <text:p/>
            <text:p> Maintenance cleanings start at $200 at 1249 sq ft once a month and increases by 20% for each additional 220 sq ft.</text:p>
            <text:p>Weekly     Once a Fortnight              Monthly</text:p>
            <text:p>$160.00           $180.00                         $200.00</text:p>
            <text:p>The travel charge is $20.</text:p>
            <text:p>The first time in the house always starts at $200.00</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6">
          <table:table-cell table:style-name="ce18" office:value-type="date" office:date-value="2023-02-09" calcext:value-type="date">
            <text:p>09/02/23</text:p>
          </table:table-cell>
          <table:table-cell table:style-name="ce21" office:value-type="string" calcext:value-type="string">
            <text:p>Katrena Mitchell </text:p>
          </table:table-cell>
          <table:table-cell table:style-name="ce17" office:value-type="string" calcext:value-type="string">
            <text:p>1849 Coventry Ave NE, Warren</text:p>
          </table:table-cell>
          <table:table-cell table:style-name="ce21"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1">We will have to reschedule. My deepest apologies. I’m in the hospital and not sure when I will return. I will contact you soon</text:span></text:p>
          </table:table-cell>
          <table:table-cell table:style-name="ce9" office:value-type="string" calcext:value-type="string">
            <text:p>Estimated prices $ 200 To be honest, I cannot give you a price for work done, without knowing what you need. Displacement: $20 is charged from 10 minutes of displacement. </text:p>
          </table:table-cell>
          <table:table-cell table:style-name="ce40"/>
          <table:table-cell table:style-name="ce3"/>
          <table:table-cell table:style-name="ce4"/>
          <table:table-cell table:style-name="ce3" office:value-type="string" calcext:value-type="string">
            <text:p>nextdoor</text:p>
          </table:table-cell>
          <table:table-cell table:style-name="ce3" table:number-columns-repeated="1014"/>
          <table:table-cell table:number-columns-repeated="15360"/>
        </table:table-row>
        <table:table-row table:style-name="ro10">
          <table:table-cell table:style-name="ce18" office:value-type="date" office:date-value="2023-02-12" calcext:value-type="date">
            <text:p>12/02/23</text:p>
          </table:table-cell>
          <table:table-cell table:style-name="ce17" office:value-type="string" calcext:value-type="string">
            <text:p>Sandra Muddiman</text:p>
          </table:table-cell>
          <table:table-cell table:style-name="ce21" office:value-type="string" calcext:value-type="string">
            <text:p><text:a xlink:href="mailto:s.west6@yahoo.com" xlink:type="simple">s.west6@yahoo.com</text:a> </text:p>
          </table:table-cell>
          <table:table-cell table:style-name="ce17"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6" office:value-type="string" calcext:value-type="string">
            <text:p>My budget is $200 once a fortnight if you are near zip code 44483. Cleaning products and vacuuming are not included. </text:p>
          </table:table-cell>
          <table:table-cell table:style-name="ce39"/>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1">
          <table:table-cell table:style-name="ce18" office:value-type="date" office:date-value="2023-03-03" calcext:value-type="date">
            <text:p>03/03/23</text:p>
          </table:table-cell>
          <table:table-cell table:style-name="ce17" office:value-type="string" calcext:value-type="string">
            <text:p>Katy Wertman</text:p>
          </table:table-cell>
          <table:table-cell table:style-name="ce17" table:number-columns-repeated="2"/>
          <table:table-cell table:style-name="ce4" office:value-type="string" calcext:value-type="string">
            <text:p><text:span text:style-name="T2">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6" office:value-type="string" calcext:value-type="string">
            <text:p>I can be 5hs for 200$ plus 20$ for travel. I am an expert in deep cleaning. </text:p>
          </table:table-cell>
          <table:table-cell table:style-name="ce3"/>
          <table:table-cell table:style-name="ce46"/>
          <table:table-cell table:style-name="ce3"/>
          <table:table-cell table:style-name="ce3" office:value-type="string" calcext:value-type="string">
            <text:p>nextdoor</text:p>
          </table:table-cell>
          <table:table-cell table:style-name="ce3" table:number-columns-repeated="1014"/>
          <table:table-cell table:number-columns-repeated="15360"/>
        </table:table-row>
        <table:table-row table:style-name="ro12">
          <table:table-cell table:style-name="ce18" office:value-type="date" office:date-value="2023-03-10" calcext:value-type="date">
            <text:p>10/03/23</text:p>
          </table:table-cell>
          <table:table-cell table:style-name="ce17" office:value-type="string" calcext:value-type="string">
            <text:p>Susan D. Novak</text:p>
          </table:table-cell>
          <table:table-cell table:style-name="ce17"/>
          <table:table-cell table:style-name="ce17" office:value-type="float" office:value="3305405721" calcext:value-type="float">
            <text:p>3305405721</text:p>
          </table:table-cell>
          <table:table-cell table:style-name="ce37" office:value-type="string" calcext:value-type="string">
            <text:p>My mom lives in Howland and is looking for help with cleaning. Do you have a price list? I know some people want a minimum of 4 hours to accept the job<text:span text:style-name="T3">--------</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3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style-name="ce3"/>
          <table:table-cell table:style-name="ce15"/>
          <table:table-cell table:style-name="ce4" office:value-type="string" calcext:value-type="string">
            <text:p>If you need 3 hours per week I can do a price for $100/time.   The prices indicated above are for services of 5hs and are on a basic------------Create a list like this and let her tell you what she wants or see for yourself what is more necessary. </text:p>
            <text:p>Bathroom</text:p>
            <text:p>bedroom</text:p>
            <text:p>living room</text:p>
            <text:p>dining room</text:p>
            <text:p>kitchen</text:p>
            <text:p/>
            <text:p/>
          </table:table-cell>
          <table:table-cell table:style-name="ce3" office:value-type="string" calcext:value-type="string">
            <text:p>nextdoor</text:p>
          </table:table-cell>
          <table:table-cell table:style-name="ce3" table:number-columns-repeated="1014"/>
          <table:table-cell table:number-columns-repeated="15360"/>
        </table:table-row>
        <table:table-row table:style-name="ro13">
          <table:table-cell table:style-name="ce18" office:value-type="date" office:date-value="2023-03-24" calcext:value-type="date">
            <text:p>24/03/23</text:p>
          </table:table-cell>
          <table:table-cell table:style-name="ce26" office:value-type="string" calcext:value-type="string">
            <text:p><text:a xlink:href="https://nextdoor.com/profile/60031671/?is=chat_conversation" xlink:type="simple">Sherry Gordon</text:a> </text:p>
          </table:table-cell>
          <table:table-cell table:style-name="ce17" table:number-columns-repeated="2"/>
          <table:table-cell table:style-name="ce4" office:value-type="string" calcext:value-type="string">
            <text:p>So what do you charge? I have two rooms I'd like to organize<text:span text:style-name="T3">……</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style-name="ce3" table:number-columns-repeated="3"/>
          <table:table-cell table:style-name="ce3" office:value-type="string" calcext:value-type="string">
            <text:p>nexdoor</text:p>
          </table:table-cell>
          <table:table-cell table:style-name="ce3" table:number-columns-repeated="1014"/>
          <table:table-cell table:number-columns-repeated="15360"/>
        </table:table-row>
        <table:table-row table:style-name="ro14">
          <table:table-cell table:style-name="ce11" office:value-type="date" office:date-value="2023-04-03" calcext:value-type="date">
            <text:p>03/04/23</text:p>
          </table:table-cell>
          <table:table-cell table:style-name="ce31" office:value-type="string" calcext:value-type="string">
            <text:p>Devon Chambers</text:p>
          </table:table-cell>
          <table:table-cell table:style-name="ce12" table:number-columns-repeated="2"/>
          <table:table-cell table:style-name="ce45"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50" office:value-type="string" calcext:value-type="string">
            <text:p><text:span text:style-name="T4">I have 30 years of experience in cleaning family homes. If you want you can look at my profile. I like to publish my cleaning tips. </text:span></text:p>
            <text:p><text:span text:style-name="T4">And we can go two people to clean.</text:span></text:p>
            <text:p><text:span text:style-name="T4">Here is my proposal.</text:span></text:p>
            <text:p/>
            <text:p><text:span text:style-name="T4">I have created 3 packs of cleaning services for this spring summer</text:span></text:p>
            <text:p><text:span text:style-name="T4">Pack 1: every week --------- $150 </text:span></text:p>
            <text:p><text:span text:style-name="T4">Pack 2 once a fortnight-----$200 </text:span></text:p>
            <text:p><text:span text:style-name="T4">Pack 3 once a month------- $250</text:span></text:p>
            <text:p/>
            <text:p><text:span text:style-name="T4">1 Bathrooms refresh</text:span></text:p>
            <text:p><text:span text:style-name="T4">  vacuuming and mopping</text:span></text:p>
            <text:p><text:span text:style-name="T4">  dusting </text:span></text:p>
            <text:p><text:span text:style-name="T4">  kitchen refresh</text:span></text:p>
            <text:p><text:span text:style-name="T4">2 Bathrooms refresh</text:span></text:p>
            <text:p><text:span text:style-name="T4">  vacuuming and mopping common areas</text:span></text:p>
            <text:p><text:span text:style-name="T4">  kitchen refresh</text:span></text:p>
            <text:p><text:span text:style-name="T4">  dusting</text:span></text:p>
            <text:p><text:span text:style-name="T4">3 Bathrooms refresh</text:span></text:p>
            <text:p><text:span text:style-name="T4">  vacuuming and mopping common areas</text:span></text:p>
            <text:p><text:span text:style-name="T4">  kitchen refresh</text:span></text:p>
            <text:p><text:span text:style-name="T4">Displacement $20</text:span></text:p>
            <text:p><text:span text:style-name="T4">For family houses with 2 bathrooms and 2 toilets, 3 bedrooms, living room, dining room and kitchen.</text:span></text:p>
            <text:p><text:span text:style-name="T4">If the house is bigger, I suggest to hire more packs.</text:span></text:p>
            <text:p><text:span text:style-name="T4">I also have PLUS prices like refrigerator c</text:span>leaning for example.</text:p>
          </table:table-cell>
          <table:table-cell table:style-name="ce50" table:number-columns-repeated="1018"/>
          <table:table-cell table:number-columns-repeated="15360"/>
        </table:table-row>
        <table:table-row table:style-name="ro15">
          <table:table-cell table:style-name="ce13"/>
          <table:table-cell table:style-name="ce13" office:value-type="string" calcext:value-type="string">
            <text:p>Jo Anna Dummel- Tiene un anticuario</text:p>
          </table:table-cell>
          <table:table-cell table:style-name="ce13" table:number-columns-repeated="2"/>
          <table:table-cell table:style-name="ce52" office:value-type="string" calcext:value-type="string">
            <text:p>Can u send me pics of your organizing. How much do u charge?</text:p>
          </table:table-cell>
          <table:table-cell table:style-name="ce56"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style-name="ce52" table:number-columns-repeated="1018"/>
          <table:table-cell table:number-columns-repeated="15360"/>
        </table:table-row>
        <table:table-row table:style-name="ro9">
          <table:table-cell table:style-name="ce18" office:value-type="date" office:date-value="2023-03-24" calcext:value-type="date">
            <text:p>24/03/23</text:p>
          </table:table-cell>
          <table:table-cell table:style-name="ce17" office:value-type="string" calcext:value-type="string">
            <text:p>Greg sed</text:p>
          </table:table-cell>
          <table:table-cell table:style-name="ce17" table:number-columns-repeated="2"/>
          <table:table-cell table:style-name="ce4" office:value-type="string" calcext:value-type="string">
            <text:p>What all kind of services do you offer.<text:span text:style-name="T3">----</text:span>-I.might be interested in home cleaning you offer. What all do u offer during that time</text:p>
          </table:table-cell>
          <table:table-cell table:style-name="ce60" office:value-type="string" calcext:value-type="string">
            <text:p> 1.Residential home cleaning</text:p>
            <text:p> 2. Home organization<text:span text:style-name="T5">----</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style-name="ce3" table:number-columns-repeated="1018"/>
          <table:table-cell table:number-columns-repeated="15360"/>
        </table:table-row>
        <table:table-row table:style-name="ro16">
          <table:table-cell table:style-name="ce18" office:value-type="date" office:date-value="2023-04-23" calcext:value-type="date">
            <text:p>23/04/23</text:p>
          </table:table-cell>
          <table:table-cell table:style-name="ce32" office:value-type="string" calcext:value-type="string">
            <text:p>JoAnn McKendrick</text:p>
          </table:table-cell>
          <table:table-cell table:style-name="ce4" office:value-type="string" calcext:value-type="string">
            <text:p>I live in southington,ohio </text:p>
          </table:table-cell>
          <table:table-cell table:style-name="ce17"/>
          <table:table-cell office:value-type="string" calcext:value-type="string">
            <text:p>Would like you to give me an estimate to clean for me</text:p>
          </table:table-cell>
          <table:table-cell office:value-type="string" calcext:value-type="string">
            <text:p><text:span text:style-name="T6">Cleaning and organization services for the home</text:span></text:p>
            <text:p><text:span text:style-name="T6">30 years of experience </text:span></text:p>
            <text:p/>
            <text:p><text:span text:style-name="T6">These questions will allow me to have a clear idea of what you need and I can offer you a quick quote and personalized and efficient service.</text:span></text:p>
            <text:p/>
            <text:p><text:span text:style-name="T6">1.  What service are you looking for?  (Deep cleaning, maintenance cleaning, move-out cleaning, etc.)</text:span></text:p>
            <text:p><text:span text:style-name="T6">2. How many square feet is the leaving area in your house? How many rooms and how many bathrooms?</text:span></text:p>
            <text:p><text:span text:style-name="T6">3. Do you need laundry done, and would you like the bedding to be change with every service?</text:span></text:p>
            <text:p><text:span text:style-name="T6">4. Do you have any special requests?</text:span></text:p>
            <text:p><text:span text:style-name="T6">5. How often would you like the service? </text:span></text:p>
            <text:p><text:span text:style-name="T7">Daily, bi-weekly, monthy, seasonal, or a deep cleaning every 6 months?</text:span></text:p>
            <text:p><text:span text:style-name="T7">6. Do you “have’ any pets?</text:span></text:p>
            <text:p><text:span text:style-name="T7">7.  Do you need any additional Cleaning and o</text:span><text:span text:style-name="T8">rganization services for the home</text:span></text:p>
            <text:p><text:span text:style-name="T6">30 years of experience </text:span></text:p>
            <text:p/>
            <text:p><text:span text:style-name="T6">These questions will allow me to have a clear idea of what you need and I can offer you a quick quote and personalized and efficient service.</text:span></text:p>
            <text:p/>
            <text:p><text:span text:style-name="T6">1.  What service are you looking for?  (Deep cleaning, maintenance cleaning, move-out cleaning, etc.)</text:span></text:p>
            <text:p><text:span text:style-name="T6">2. How many square feet is the leaving area in your house? How many rooms and how many bathrooms?</text:span></text:p>
            <text:p><text:span text:style-name="T6">3. D</text:span><text:span text:style-name="T9">o you need laundry done, and would you like the bedding to be change with every service?</text:span></text:p>
            <text:p><text:span text:style-name="T10">4. Do you have any special requests?</text:span></text:p>
            <text:p><text:span text:style-name="T10">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services not included in the routine cleaning? Inside appliances, inside cabinets, drawers, or any special requests?</text:span></text:p>
            <text:p><text:span text:style-name="T10">My quick estimate is a minimum of $150 per week. maintenance cleaning</text:span></text:p>
            <text:p/>
          </table:table-cell>
          <table:table-cell table:style-name="ce3" table:number-columns-repeated="1018"/>
          <table:table-cell table:number-columns-repeated="15360"/>
        </table:table-row>
        <table:table-row table:style-name="ro17">
          <table:table-cell table:style-name="ce17" office:value-type="string" calcext:value-type="string">
            <text:p>Victoria Demagall</text:p>
          </table:table-cell>
          <table:table-cell table:style-name="ce17" office:value-type="string" calcext:value-type="string">
            <text:p>04/29/23</text:p>
          </table:table-cell>
          <table:table-cell table:style-name="ce9" office:value-type="string" calcext:value-type="string">
            <text:p>Vienna, Avalon Creek</text:p>
          </table:table-cell>
          <table:table-cell table:style-name="ce17"/>
          <table:table-cell table:style-name="ce43"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5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style-name="ce3" table:number-columns-repeated="2"/>
          <table:table-cell table:style-name="ce67" office:value-type="string" calcext:value-type="string">
            <text:p><text:span text:style-name="T11">Thank you so much for replying, I understand. </text:span></text:p>
            <text:p><text:span text:style-name="T11">If you can help me with someone who needs cleaning services too, I will be able to give you a better price. </text:span></text:p>
            <text:p><text:span text:style-name="T11">The ones I have given you are estimates. I need to do a first service to better determine the plan and budget</text:span></text:p>
          </table:table-cell>
          <table:table-cell table:style-name="ce3" table:number-columns-repeated="1015"/>
          <table:table-cell table:number-columns-repeated="15360"/>
        </table:table-row>
        <table:table-row table:style-name="ro1" table:number-rows-repeated="2">
          <table:table-cell table:style-name="ce17" table:number-columns-repeated="4"/>
          <table:table-cell table:number-columns-repeated="2"/>
          <table:table-cell table:style-name="ce3" table:number-columns-repeated="1018"/>
          <table:table-cell table:number-columns-repeated="15360"/>
        </table:table-row>
        <table:table-row table:style-name="ro1" table:number-rows-repeated="10">
          <table:table-cell table:style-name="ce17" table:number-columns-repeated="4"/>
          <table:table-cell table:number-columns-repeated="2"/>
          <table:table-cell table:style-name="ce57" table:number-columns-repeated="1018"/>
          <table:table-cell table:number-columns-repeated="15360"/>
        </table:table-row>
        <table:table-row table:style-name="ro1" table:number-rows-repeated="104853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Tahoma" style:font-size-complex="10pt" style:language-complex="zxx" style:country-complex="none"/>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01T16:54:09.127000000</dc:date>
    <meta:editing-duration>PT3H55M17S</meta:editing-duration>
    <meta:editing-cycles>38</meta:editing-cycles>
    <meta:generator>LibreOffice/7.4.6.2$Windows_x86 LibreOffice_project/5b1f5509c2decdade7fda905e3e1429a67acd63d</meta:generator>
    <meta:document-statistic meta:table-count="1" meta:cell-count="134" meta:object-count="0"/>
  </office:meta>
</office:document-meta>
</file>